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647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veat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is really Eoin’s assignment</text:p>
              </text:list-item>
              <text:list-item>
                <text:p>I still need to chat to him about these details so some minor things may change</text:p>
                <text:list>
                  <text:list-item>
                    <text:p>We’ll let you know via BB/email</text:p>
                  </text:list-item>
                </text:list>
              </text:list-item>
              <text:list-item>
                <text:p>Blame me if stuff here is wrong, but do check on BB before starting work on this assign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neral Data Protection Regul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GDPR entered into force in May 2018</text:p>
              </text:list-item>
              <text:list-item>
                <text:p>It’s an EU framework that gives data subjects (people:-) rights and imposes responsibilities on data controllers and data processors (companies, basically)</text:p>
              </text:list-item>
              <text:list-item>
                <text:p>GDPR imposes responsibilities any time data can be personally identifying </text:p>
                <text:list>
                  <text:list-item>
                    <text:p>It is consistent with the GPDR that IP addresses, as used in the Internet protocol, can sometimes be personally identifying, and hence data controllers may be required to handle them specially</text:p>
                  </text:list-item>
                </text:list>
              </text:list-item>
              <text:list-item>
                <text:p><text:a xlink:href="https://en.wikipedia.org/wiki/General_Data_Protection_Regulation" xlink:type="simple">https://en.wikipedia.org/wiki/General_Data_Protection_Regulation</text:a><text:s/></text:p>
              </text:list-item>
              <text:list-item>
                <text:p><text:a xlink:href="https://eur-lex.europa.eu/legal-content/EN/TXT/HTML/?uri=CELEX:32016R0679&amp;from=EN" xlink:type="simple">https://eur-lex.europa.eu/legal-content/EN/TXT/HTML/?uri=CELEX:32016R0679&amp;from=EN</text:a></text:p>
              </text:list-item>
              <text:list-item>
                <text:p><text:a xlink:href="https://ec.europa.eu/info/law/law-topic/data-protection_en" xlink:type="simple">https://ec.europa.eu/info/law/law-topic/data-protection_en</text:a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DPR principles, roughl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r consent is needed</text:p>
              </text:list-item>
              <text:list-item>
                <text:p>Data must be collected for a stated reason, if new uses are developed, consent may need to be re-acquired</text:p>
              </text:list-item>
              <text:list-item>
                <text:p>Consent can be withdrawn any time</text:p>
              </text:list-item>
              <text:list-item>
                <text:p>Data subjects have a right to request a copy of the information held about them by a data controller</text:p>
              </text:list-item>
              <text:list-item>
                <text:p>You have a right to ask to be “forgotten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signment #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Do a GDPR subject access request or right to be forgotten request to a service provider you use, </text:span>document the process followed, anonymise the results and report on those, analyse the capabililty of that service provider to influence/track you and report on your conclusions</text:p>
              </text:list-item>
              <text:list-item>
                <text:p>Marks: 25%</text:p>
                <text:list>
                  <text:list-item>
                    <text:p>We would like some diversity in terms of chosen service providers so at most 5 of you can choose the same service provider for the same request type</text:p>
                  </text:list-item>
                </text:list>
              </text:list-item>
              <text:list-item>
                <text:p>Expectation: 4-5 pages, could be more or less</text:p>
              </text:list-item>
              <text:list-item>
                <text:p>Anonymisation: we won’t publish your submissions, but write them as if we (or you) were going to publish</text:p>
                <text:list>
                  <text:list-item>
                    <text:p>The submission should still reflect the fine-grained information in the service provider’s data about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signment #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is an individual assignment, it’s fine to chat about HOWTO with others but the text needs to be yours alone</text:p>
                <text:list>
                  <text:list-item>
                    <text:p>Don’t forget BB has plagiarism tools and those are turned on!</text:p>
                  </text:list-item>
                </text:list>
              </text:list-item>
              <text:list-item>
                <text:p>Deadline: Dec 19<text:span text:style-name="T4">th</text:span> 2025</text:p>
              </text:list-item>
              <text:list-item>
                <text:p>You can submit however many versions you want, only the last will be marked</text:p>
              </text:list-item>
              <text:list-item>
                <text:p>Submissions open: no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1: HOW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icking a target: select one where you’re actually interested in the results</text:p>
              </text:list-item>
              <text:list-item>
                <text:p>Think about what data you think they might have about you or what being forgotten by them might mean</text:p>
              </text:list-item>
              <text:list-item>
                <text:p>Search their web site for details on how to do GDPR requests – that should be there</text:p>
              </text:list-item>
              <text:list-item>
                <text:p>Submit your request for data or to be forgotten</text:p>
              </text:list-item>
              <text:list-item>
                <text:p>Document all the above for your submiss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1: Web Form for Targe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have a web page with a bit of PHP scripting that enforces the “max 5” rule</text:p>
              </text:list-item>
              <text:list-item>
                <text:p>That’s at: <text:a xlink:href="https://down.dsg.cs.tcd.ie/gdprsar/" xlink:type="simple">https://down.dsg.cs.tcd.ie/gdprsar/</text:a><text:s/></text:p>
              </text:list-item>
              <text:list-item>
                <text:p>It’s pretty basic, send me email if any problems</text:p>
              </text:list-item>
              <text:list-item>
                <text:p>If trying with &gt;1 target, then input the least likely to be used by others on that form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1: Bad targ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ny targets will respond quickly, but some will be slow or will do nothing</text:p>
              </text:list-item>
              <text:list-item>
                <text:p>You can try with &gt;1 target if you want to avoid that</text:p>
              </text:list-item>
              <text:list-item>
                <text:p>If they just don’t respond, keep trying and document all you and they did (or didn’t do)</text:p>
              </text:list-item>
              <text:list-item>
                <text:p>You won’t lose marks if you ended up with a bad target</text:p>
                <text:list>
                  <text:list-item>
                    <text:p>Note that we kinda know now some of the bad targets, so don’t be tempted to make stuff up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veat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is really Eoin’s assignment</text:p>
              </text:list-item>
              <text:list-item>
                <text:p>I still need to chat to him about these details so some minor things may change</text:p>
                <text:list>
                  <text:list-item>
                    <text:p>We’ll let you know via BB/email</text:p>
                  </text:list-item>
                </text:list>
              </text:list-item>
              <text:list-item>
                <text:p>Blame me if stuff here is wrong, but do check on BB before starting work on this assign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sk now or at the start/end of any lecture</text:p>
              </text:list-item>
              <text:list-item>
                <text:p>Sending email is also always f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opacity="50%" draw:shadow-opacity="5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6-20T12:14:19.182211876</meta:creation-date>
    <dc:date>2025-11-17T11:37:34.928888048</dc:date>
    <meta:editing-duration>P1DT7H38M56S</meta:editing-duration>
    <meta:editing-cycles>404</meta:editing-cycles>
    <meta:generator>LibreOffice/25.2.6.2$Linux_X86_64 LibreOffice_project/40d1a0e1d5bdf1afaeae24d9ece32bbb00fa66a4</meta:generator>
    <meta:print-date>2025-11-17T11:37:40.498269863</meta:print-date>
    <meta:printed-by>PDF files</meta:printed-by>
    <meta:document-statistic meta:object-count="65"/>
  </office:meta>
</office:document-meta>
</file>